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E000001574DAB5AFA.png" manifest:media-type="image/png"/>
  <manifest:file-entry manifest:full-path="Pictures/100002010000004C0000004C7511FA05.png" manifest:media-type="image/png"/>
  <manifest:file-entry manifest:full-path="Pictures/10002DC700000BCC00000BCC4CFBC37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162cm" fo:min-width="3.734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0.926cm" fo:min-width="2.794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0.828cm" fo:min-width="1.656cm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6.612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19cm" svg:height="3.019cm" svg:x="4.967cm" svg:y="2.183cm">
          <draw:image xlink:href="Pictures/10002DC700000BCC00000BCC4CFBC375.svg" xlink:type="simple" xlink:show="embed" xlink:actuate="onLoad">
            <text:p/>
          </draw:image>
          <draw:image xlink:href="Pictures/100002010000004C0000004C7511FA05.png" xlink:type="simple" xlink:show="embed" xlink:actuate="onLoad"/>
        </draw:frame>
        <draw:frame draw:style-name="gr1" draw:text-style-name="P1" draw:layer="layout" svg:width="2.203cm" svg:height="3.175cm" svg:x="0.037cm" svg:y="2.144cm">
          <draw:image xlink:href="Pictures/10000201000000EE000001574DAB5AFA.png" xlink:type="simple" xlink:show="embed" xlink:actuate="onLoad">
            <text:p/>
          </draw:image>
        </draw:frame>
        <draw:custom-shape draw:style-name="gr2" draw:text-style-name="P2" draw:layer="layout" svg:width="4.572cm" svg:height="1.524cm" svg:x="1.859cm" svg:y="0.112cm">
          <text:p text:style-name="P2">Print out “Hello”</text:p>
          <draw:enhanced-geometry svg:viewBox="0 0 21600 21600" draw:text-areas="800 800 20800 20800" draw:type="round-rectangular-callout" draw:modifiers="259.785698666084 34772.45901639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556cm" svg:height="1.27cm" svg:x="2.621cm" svg:y="5.7cm">
          <text:p text:style-name="P2">What?</text:p>
          <draw:enhanced-geometry svg:viewBox="0 0 21600 21600" draw:text-areas="800 800 20800 20800" draw:type="round-rectangular-callout" draw:modifiers="19820.7478211976 -10910.46420141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048cm" svg:height="1.524cm" svg:x="2.159cm" svg:y="2.921cm">
          <text:p text:style-name="P2">G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7.112cm" svg:height="0.889cm" svg:x="1.162cm" svg:y="7.494cm">
          <text:p text:style-name="P2">Filled in by the compiler</text:p>
          <draw:enhanced-geometry svg:viewBox="0 0 21600 21600" draw:mirror-horizontal="false" draw:mirror-vertical="false" draw:type="line-callout-2" draw:modifiers="5894.2218473218 -74896.1797752809 -1081.06284268241 -8518.65168539326 -762.210037958667 13469.662921348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saac Griffith</meta:initial-creator>
    <meta:creation-date>2015-06-20T21:45:27.968570887</meta:creation-date>
    <dc:date>2015-06-20T21:52:54.129764368</dc:date>
    <dc:creator>Isaac Griffith</dc:creator>
    <meta:editing-duration>PT6M50S</meta:editing-duration>
    <meta:editing-cycles>3</meta:editing-cycles>
    <meta:generator>LibreOffice/4.4.2.2$Linux_X86_64 LibreOffice_project/40m0$Build-2</meta:generator>
    <meta:document-statistic meta:object-count="6"/>
  </office:meta>
</office:document-meta>
</file>